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1" svg:font-family="Consolas" style:font-family-generic="roman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731ae" officeooo:paragraph-rsid="001731ae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731ae" officeooo:paragraph-rsid="001731ae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aa5a5" officeooo:paragraph-rsid="001aa5a5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bold" officeooo:rsid="001731ae" officeooo:paragraph-rsid="001731ae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bold" officeooo:rsid="001731ae" officeooo:paragraph-rsid="001d49b0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bold" officeooo:rsid="001d49b0" officeooo:paragraph-rsid="001d49b0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1731ae" officeooo:paragraph-rsid="001731ae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1731ae" officeooo:paragraph-rsid="0018d57d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1731ae" officeooo:paragraph-rsid="001aa5a5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1731ae" officeooo:paragraph-rsid="001d49b0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1731ae" officeooo:paragraph-rsid="00221318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1aa5a5" officeooo:paragraph-rsid="001aa5a5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officeooo:rsid="001aa5a5" officeooo:paragraph-rsid="001b9010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officeooo:rsid="001cb5c9" officeooo:paragraph-rsid="001cb5c9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normal" officeooo:rsid="001d49b0" officeooo:paragraph-rsid="001d49b0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normal" officeooo:rsid="00207a87" officeooo:paragraph-rsid="00207a87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underline-style="none" fo:font-weight="normal" officeooo:rsid="001d2dc2" officeooo:paragraph-rsid="001d2dc2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underline-style="none" fo:font-weight="normal" officeooo:rsid="002647a8" officeooo:paragraph-rsid="002647a8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3333ff" style:text-underline-style="none" fo:font-weight="normal" officeooo:rsid="001d49b0" officeooo:paragraph-rsid="001d49b0" style:font-weight-asian="normal" style:font-weight-complex="normal"/>
    </style:style>
    <style:style style:name="P20" style:family="paragraph" style:parent-style-name="Standard">
      <style:text-properties fo:color="#3333ff" style:font-name="Consolas1" fo:font-size="9.5pt" style:font-size-asian="9.5pt"/>
    </style:style>
    <style:style style:name="P21" style:family="paragraph" style:parent-style-name="Standard">
      <style:text-properties fo:color="#000000"/>
    </style:style>
    <style:style style:name="P22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d49b0" officeooo:paragraph-rsid="001d49b0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d49b0" officeooo:paragraph-rsid="001f2b3f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d49b0" officeooo:paragraph-rsid="00207a87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officeooo:paragraph-rsid="001f2b3f"/>
    </style:style>
    <style:style style:name="P26" style:family="paragraph" style:parent-style-name="Standard">
      <style:text-properties fo:color="#000000" officeooo:paragraph-rsid="001f2b3f"/>
    </style:style>
    <style:style style:name="P27" style:family="paragraph" style:parent-style-name="Standard">
      <style:text-properties fo:color="#000000" style:font-name="Consolas1" fo:font-size="9.5pt" style:font-size-asian="9.5pt"/>
    </style:style>
    <style:style style:name="P28" style:family="paragraph" style:parent-style-name="Standard">
      <style:paragraph-properties fo:text-align="start" style:justify-single-word="false"/>
      <style:text-properties fo:color="#000000" style:font-name="Consolas1" fo:font-size="9.5pt" style:font-size-asian="9.5pt"/>
    </style:style>
    <style:style style:name="P29" style:family="paragraph" style:parent-style-name="Standard">
      <style:text-properties fo:color="#000000" style:font-name="Consolas1" fo:font-size="9.5pt" officeooo:rsid="001f2b3f" style:font-size-asian="9.5pt"/>
    </style:style>
    <style:style style:name="P30" style:family="paragraph" style:parent-style-name="Standard">
      <style:paragraph-properties fo:text-align="start" style:justify-single-word="false"/>
      <style:text-properties fo:color="#000000" style:font-name="Consolas1" fo:font-size="9.5pt" officeooo:rsid="001f2b3f" style:font-size-asian="9.5pt"/>
    </style:style>
    <style:style style:name="P31" style:family="paragraph" style:parent-style-name="Standard">
      <style:paragraph-properties fo:text-align="start" style:justify-single-word="false"/>
      <style:text-properties fo:color="#000000" style:font-name="Consolas1" fo:font-size="9.5pt" officeooo:rsid="001f2b3f" officeooo:paragraph-rsid="001f2b3f" style:font-size-asian="9.5pt"/>
    </style:style>
    <style:style style:name="P32" style:family="paragraph" style:parent-style-name="Standard">
      <style:text-properties fo:color="#000000" style:font-name="Consolas1" fo:font-size="9.5pt" officeooo:rsid="001f2b3f" officeooo:paragraph-rsid="002647a8" style:font-size-asian="9.5pt"/>
    </style:style>
    <style:style style:name="P33" style:family="paragraph" style:parent-style-name="Standard">
      <style:paragraph-properties fo:text-align="start" style:justify-single-word="false"/>
      <style:text-properties fo:color="#000000" style:font-name="Consolas1" fo:font-size="9.5pt" style:text-underline-style="none" fo:font-weight="normal" officeooo:rsid="001d49b0" officeooo:paragraph-rsid="001d49b0" style:font-size-asian="9.5pt" style:font-weight-asian="normal" style:font-weight-complex="normal"/>
    </style:style>
    <style:style style:name="P34" style:family="paragraph" style:parent-style-name="Standard">
      <style:text-properties fo:color="#000000" officeooo:paragraph-rsid="00207a87"/>
    </style:style>
    <style:style style:name="P35" style:family="paragraph" style:parent-style-name="Standard">
      <style:text-properties fo:color="#00ff66"/>
    </style:style>
    <style:style style:name="P36" style:family="paragraph" style:parent-style-name="Standard">
      <style:text-properties fo:color="#00ff66" style:font-name="Consolas1" fo:font-size="9.5pt" style:font-size-asian="9.5pt"/>
    </style:style>
    <style:style style:name="P37" style:family="paragraph" style:parent-style-name="Standard">
      <style:paragraph-properties fo:text-align="start" style:justify-single-word="false"/>
      <style:text-properties fo:color="#00ff66" style:font-name="Consolas1" fo:font-size="9.5pt" officeooo:rsid="001f2b3f" style:font-size-asian="9.5pt"/>
    </style:style>
    <style:style style:name="P38" style:family="paragraph" style:parent-style-name="Standard">
      <style:paragraph-properties fo:text-align="start" style:justify-single-word="false"/>
      <style:text-properties fo:color="#00ff66" style:font-name="Consolas1" fo:font-size="9.5pt" officeooo:rsid="001f2b3f" officeooo:paragraph-rsid="001f2b3f" style:font-size-asian="9.5pt"/>
    </style:style>
    <style:style style:name="P39" style:family="paragraph" style:parent-style-name="Standard">
      <style:text-properties fo:color="#00ff66" style:font-name="Consolas1" fo:font-size="9.5pt" officeooo:rsid="00207a87" officeooo:paragraph-rsid="00207a87" style:font-size-asian="9.5pt"/>
    </style:style>
    <style:style style:name="P40" style:family="paragraph" style:parent-style-name="Standard">
      <style:text-properties fo:color="#00ff66" officeooo:rsid="00207a87" officeooo:paragraph-rsid="00207a87"/>
    </style:style>
    <style:style style:name="P41" style:family="paragraph" style:parent-style-name="Standard">
      <style:paragraph-properties fo:text-align="start" style:justify-single-word="false"/>
      <style:text-properties fo:color="#00ff66" style:text-underline-style="none" fo:font-weight="normal" officeooo:rsid="001d49b0" officeooo:paragraph-rsid="001d49b0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ff66" style:font-name="Consolas" fo:font-size="9.5pt" style:text-underline-style="none" fo:font-weight="normal" officeooo:rsid="001d49b0" officeooo:paragraph-rsid="001d49b0" style:font-size-asian="9.5pt" style:font-weight-asian="normal" style:font-size-complex="9.5pt" style:font-weight-complex="normal"/>
    </style:style>
    <style:style style:name="P43" style:family="paragraph" style:parent-style-name="Standard">
      <style:text-properties fo:color="#00ff66" officeooo:paragraph-rsid="00207a87"/>
    </style:style>
    <style:style style:name="P44" style:family="paragraph" style:parent-style-name="Standard">
      <style:paragraph-properties fo:text-align="start" style:justify-single-word="false"/>
      <style:text-properties fo:color="#ff0000" style:font-name="Consolas1" fo:font-size="9.5pt" style:text-underline-style="none" fo:font-weight="normal" officeooo:rsid="001d49b0" officeooo:paragraph-rsid="001f2b3f" style:font-size-asian="9.5pt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cc33" style:font-name="Consolas1" fo:font-size="9.5pt" style:text-underline-style="none" fo:font-weight="normal" officeooo:rsid="001d49b0" officeooo:paragraph-rsid="001f2b3f" style:font-size-asian="9.5pt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dcdcdc" style:font-name="Consolas1" fo:font-size="9.5pt" style:text-underline-style="none" fo:font-weight="normal" officeooo:rsid="001d2dc2" officeooo:paragraph-rsid="001d49b0" style:font-size-asian="9.5pt" style:font-weight-asian="normal" style:font-weight-complex="normal"/>
    </style:style>
    <style:style style:name="P47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color="#00ff66"/>
    </style:style>
    <style:style style:name="P48" style:family="paragraph" style:parent-style-name="Standard">
      <style:paragraph-properties fo:text-align="start" style:justify-single-word="false"/>
      <style:text-properties style:text-underline-style="none" fo:font-weight="normal" officeooo:rsid="001d2dc2" officeooo:paragraph-rsid="001d2dc2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text-underline-style="none" fo:font-weight="normal" officeooo:rsid="001d2dc2" officeooo:paragraph-rsid="001d49b0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text-underline-style="none" fo:font-weight="normal" officeooo:rsid="001731ae" officeooo:paragraph-rsid="001d49b0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text-underline-style="none" fo:font-weight="bold" officeooo:rsid="001731ae" officeooo:paragraph-rsid="001d2dc2" style:font-weight-asian="bold" style:font-weight-complex="bold"/>
    </style:style>
    <style:style style:name="P52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d49b0" officeooo:paragraph-rsid="001d49b0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d49b0" officeooo:paragraph-rsid="001d2dc2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style:text-underline-style="none" fo:font-weight="normal" officeooo:rsid="0028d462" officeooo:paragraph-rsid="0028d462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8d57d"/>
    </style:style>
    <style:style style:name="T3" style:family="text">
      <style:text-properties officeooo:rsid="00194b61"/>
    </style:style>
    <style:style style:name="T4" style:family="text">
      <style:text-properties officeooo:rsid="001b9010"/>
    </style:style>
    <style:style style:name="T5" style:family="text">
      <style:text-properties officeooo:rsid="001d2dc2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d2dc2" style:font-weight-asian="normal" style:font-weight-complex="normal"/>
    </style:style>
    <style:style style:name="T8" style:family="text">
      <style:text-properties fo:font-weight="normal" officeooo:rsid="0020ea0f" style:font-weight-asian="normal" style:font-weight-complex="normal"/>
    </style:style>
    <style:style style:name="T9" style:family="text">
      <style:text-properties officeooo:rsid="001d49b0"/>
    </style:style>
    <style:style style:name="T10" style:family="text">
      <style:text-properties fo:color="#dcdcdc" style:font-name="Consolas1" fo:font-size="9.5pt" style:font-size-asian="9.5pt"/>
    </style:style>
    <style:style style:name="T11" style:family="text">
      <style:text-properties fo:color="#dcdcdc" style:font-name="Consolas1" fo:font-size="9.5pt" officeooo:rsid="001f2b3f" style:font-size-asian="9.5pt"/>
    </style:style>
    <style:style style:name="T12" style:family="text">
      <style:text-properties fo:color="#dcdcdc" style:font-name="Consolas1" fo:font-size="9.5pt" fo:font-weight="normal" officeooo:rsid="001d2dc2" style:font-size-asian="9.5pt" style:font-weight-asian="normal" style:font-weight-complex="normal"/>
    </style:style>
    <style:style style:name="T13" style:family="text">
      <style:text-properties style:font-name="Consolas1" fo:font-size="9.5pt" style:font-size-asian="9.5pt"/>
    </style:style>
    <style:style style:name="T14" style:family="text">
      <style:text-properties style:font-name="Consolas1" fo:font-size="9.5pt" officeooo:rsid="001f2b3f" style:font-size-asian="9.5pt"/>
    </style:style>
    <style:style style:name="T15" style:family="text">
      <style:text-properties style:font-name="Consolas1" fo:font-size="9.5pt" officeooo:rsid="00207a87" style:font-size-asian="9.5pt"/>
    </style:style>
    <style:style style:name="T16" style:family="text">
      <style:text-properties fo:color="#3333ff" style:font-name="Consolas1" fo:font-size="9.5pt" style:font-size-asian="9.5pt"/>
    </style:style>
    <style:style style:name="T17" style:family="text">
      <style:text-properties fo:color="#00ff66"/>
    </style:style>
    <style:style style:name="T18" style:family="text">
      <style:text-properties fo:color="#00ff66" style:font-name="Consolas1" fo:font-size="9.5pt" style:font-size-asian="9.5pt"/>
    </style:style>
    <style:style style:name="T19" style:family="text">
      <style:text-properties fo:color="#00ff66" style:font-name="Consolas1" fo:font-size="9.5pt" officeooo:rsid="001d49b0" style:font-size-asian="9.5pt"/>
    </style:style>
    <style:style style:name="T20" style:family="text">
      <style:text-properties fo:color="#00ff66" style:font-name="Consolas1" fo:font-size="9.5pt" officeooo:rsid="001f2b3f" style:font-size-asian="9.5pt"/>
    </style:style>
    <style:style style:name="T21" style:family="text">
      <style:text-properties fo:color="#00ff66" style:font-name="Consolas1" fo:font-size="9.5pt" officeooo:rsid="00207a87" style:font-size-asian="9.5pt"/>
    </style:style>
    <style:style style:name="T22" style:family="text">
      <style:text-properties fo:color="#00ff66" style:font-name="Consolas1" fo:font-size="9.5pt" officeooo:rsid="0020ea0f" style:font-size-asian="9.5pt"/>
    </style:style>
    <style:style style:name="T23" style:family="text">
      <style:text-properties fo:color="#ff0000" style:font-name="Consolas1" fo:font-size="9.5pt" style:font-size-asian="9.5pt"/>
    </style:style>
    <style:style style:name="T24" style:family="text">
      <style:text-properties fo:color="#ff0000" style:font-name="Consolas1" fo:font-size="9.5pt" style:text-underline-style="none" fo:font-weight="normal" officeooo:rsid="001d49b0" style:font-size-asian="9.5pt" style:font-weight-asian="normal" style:font-weight-complex="normal"/>
    </style:style>
    <style:style style:name="T25" style:family="text">
      <style:text-properties officeooo:rsid="00207a87"/>
    </style:style>
    <style:style style:name="T26" style:family="text">
      <style:text-properties fo:language="en" fo:country="US"/>
    </style:style>
    <style:style style:name="T27" style:family="text">
      <style:text-properties fo:language="en" fo:country="US" officeooo:rsid="0018d57d"/>
    </style:style>
    <style:style style:name="T28" style:family="text">
      <style:text-properties fo:language="en" fo:country="US" officeooo:rsid="001b9010"/>
    </style:style>
    <style:style style:name="T29" style:family="text">
      <style:text-properties fo:language="en" fo:country="US" officeooo:rsid="0020ea0f"/>
    </style:style>
    <style:style style:name="T30" style:family="text">
      <style:text-properties officeooo:rsid="0020ea0f"/>
    </style:style>
    <style:style style:name="T31" style:family="text">
      <style:text-properties officeooo:rsid="00221318"/>
    </style:style>
    <style:style style:name="T32" style:family="text">
      <style:text-properties officeooo:rsid="0022fb15"/>
    </style:style>
    <style:style style:name="T33" style:family="text">
      <style:text-properties officeooo:rsid="0024c015"/>
    </style:style>
    <style:style style:name="T34" style:family="text">
      <style:text-properties officeooo:rsid="002647a8"/>
    </style:style>
    <style:style style:name="T35" style:family="text">
      <style:text-properties officeooo:rsid="002808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Utilisation et application de ZedGraph ainsi que des Chart Windows Form</text:p>
      <text:p text:style-name="P1"/>
      <text:p text:style-name="P1"/>
      <text:p text:style-name="P1"/>
      <text:p text:style-name="P2">1°) Créer une chart Windows Form</text:p>
      <text:p text:style-name="P4"/>
      <text:p text:style-name="P4"/>
      <text:p text:style-name="P7">-Dans un premier temps créer un nouveau projet C# Windows Form. </text:p>
      <text:p text:style-name="P7"/>
      <text:p text:style-name="P7">-Insérer une nouvel Windows Form dans le Projet et la renommé.</text:p>
      <text:p text:style-name="P7"/>
      <text:p text:style-name="P7">-Dans la boite à outils section « donnée » sélectionné Chart et l'appliqué <text:span text:style-name="T34">à</text:span> votre projet.</text:p>
      <text:p text:style-name="P7">Si la boite <text:span text:style-name="T34">à </text:span>outils n'est pas visible elle se trouve dans la section affichage de la barre menu ou avec le raccourci clavier <text:s/>ctrl +W,X.</text:p>
      <text:p text:style-name="P7"/>
      <text:p text:style-name="P7">-Une fois insérer, un graphique à <text:s/>colonne apparaîtra il ne restera plus qu'a le modifier.</text:p>
      <text:p text:style-name="P7"/>
      <text:p text:style-name="P7"/>
      <text:p text:style-name="P2">2°) Régler le graphique avec le concepteur Visual studio </text:p>
      <text:p text:style-name="P4"/>
      <text:p text:style-name="P7">-Avec le concepteur <text:span text:style-name="T1">Visual</text:span> toute les modification<text:span text:style-name="T31">s</text:span> peuvent être effectuer <text:span text:style-name="T34">via l'interface des propriétés</text:span>.</text:p>
      <text:p text:style-name="P7"/>
      <text:p text:style-name="P7">-Tout d'abord renommé votre <text:span text:style-name="T31">g</text:span>raphique qui est actuellement nommé Chart1 <text:span text:style-name="T3">dans propriétés → <text:s/>name</text:span>.</text:p>
      <text:p text:style-name="P7"/>
      <text:p text:style-name="P7">-Pour que le graphique évolue en fonction de la taille de la page Dans « Disposition » des propriétés du graphique sélectionné « Dock » Fill (Rectangle Central).</text:p>
      <text:p text:style-name="P7"/>
      <text:p text:style-name="P11">-<text:span text:style-name="T2">Il faut donné un titre au graphique , dans Propriétés → graphique → </text:span><text:span text:style-name="T27">title</text:span><text:span text:style-name="T2"> <text:s/>, ajouter un nouveau titre et le renommer à votre guise en définissant le texte à afficher dans « </text:span><text:span text:style-name="T27">Text », </text:span><text:span text:style-name="T2"><text:s/>d'autres options sont disponible à vous de faire un tour pour les étudiées et modifiée votre titre a volonté.</text:span></text:p>
      <text:p text:style-name="P7"/>
      <text:p text:style-name="P8">-<text:span text:style-name="T2">Pour définir le type de graphique a utilisé <text:s/>Propriétés → graphique → </text:span><text:span text:style-name="T27">Series</text:span><text:span text:style-name="T2"> , une série est déjà créer de base <text:s/>il vous suffit juste de la modifiée, <text:s/>dans graphique de la série sélectionner le type de graphique dans « chart Type » (</text:span><text:span text:style-name="T29">column</text:span><text:span text:style-name="T2">, radar,spline) des options supplémentaires sont disponible à l'instar de titre.</text:span></text:p>
      <text:p text:style-name="P8"/>
      <text:p text:style-name="P8">- <text:span text:style-name="T4">Nous choisirons un Graphique Radar.</text:span></text:p>
      <text:p text:style-name="P8"/>
      <text:p text:style-name="P8"/>
      <text:p text:style-name="P8">-<text:span text:style-name="T2">Pour la couleur du graphique toujours dans la modification de la série apparence de la série → </text:span><text:span text:style-name="T27">color</text:span><text:span text:style-name="T2"> .</text:span></text:p>
      <text:p text:style-name="P8"/>
      <text:p text:style-name="P8">-<text:span text:style-name="T2">Dans la <text:s/>Propriétés → graphique → ChartArea , une ChartArea est déjà présente. Cela permet de définir certains paramétrés du graphique comme le 3D et l'arrière plan.</text:span></text:p>
      <text:p text:style-name="P8"/>
      <text:p text:style-name="P9">- <text:span text:style-name="T3">Les annotations comme son nom l'indique permet de poser des indications sur le graphique.</text:span></text:p>
      <text:p text:style-name="P9"/>
      <text:p text:style-name="P9"/>
      <text:p text:style-name="P9"/>
      <text:p text:style-name="P9"><text:soft-page-break/></text:p>
      <text:p text:style-name="P9"/>
      <text:p text:style-name="P3">2.1 Connexion à la base de donnée</text:p>
      <text:p text:style-name="P9"><text:s/></text:p>
      <text:p text:style-name="P9"/>
      <text:p text:style-name="P12">La connexion à <text:s/>la base de la donnée permet d'avoir accès <text:span text:style-name="T32">à</text:span> deux champs un Pour l'axe X et l'autre pour le champ Y .</text:p>
      <text:p text:style-name="P12"/>
      <text:p text:style-name="P12"/>
      <text:p text:style-name="P12">-Dans propriétés Donnée → DataSource <text:s/>cliqué et ajouté la source <text:span text:style-name="T32">à</text:span> la base de donnée.</text:p>
      <text:p text:style-name="P12"/>
      <text:p text:style-name="P12">-Sélectionner base de donnée</text:p>
      <text:p text:style-name="P12">-DataSet → suivant → nouvelle connexion</text:p>
      <text:p text:style-name="P12"/>
      <text:p text:style-name="P12">- Choisir le serveur <text:span text:style-name="T32">à</text:span> utilisé → Choisir le mode d'identification → et enfin le nom de la base de donnée → tester la connexion → réussi → <text:span text:style-name="T25">OK .</text:span></text:p>
      <text:p text:style-name="P12"><text:tab/><text:tab/>→Pas réussi → vérifier la Base de donnée et recommencer <text:span text:style-name="T34">le cheminement</text:span>. </text:p>
      <text:p text:style-name="P12"/>
      <text:p text:style-name="P12">-<text:span text:style-name="T34">Une fois de retour sur le menu Assistant de configuration → suivant → Sélectionner dans les tables les deux champs à utilisés ( bien faire attention à ne pas saisir les tables entières ) .</text:span> </text:p>
      <text:p text:style-name="P12"/>
      <text:p text:style-name="P12">-<text:span text:style-name="T4">Valider → retour sur la configuration du graphique vérifier dans la source des données si la data source est bien mise en place.</text:span></text:p>
      <text:p text:style-name="P12"/>
      <text:p text:style-name="P13">-<text:span text:style-name="T4">Pour mettre les champs sur le graphique <text:s/>graphique → </text:span><text:span text:style-name="T28">Series</text:span><text:span text:style-name="T4">, dans source de données définissez X valueMember et Y valueMember.</text:span></text:p>
      <text:p text:style-name="P13"/>
      <text:p text:style-name="P13">-<text:span text:style-name="T4">Votre graphique est maintenant configurer grâce aux données de la base .</text:span></text:p>
      <text:p text:style-name="P13"/>
      <text:p text:style-name="P14">Félicitations <text:span text:style-name="T5">votre graphique est réaliser.</text:span></text:p>
      <text:p text:style-name="P14"/>
      <text:p text:style-name="P14"/>
      <text:p text:style-name="P14"/>
      <text:p text:style-name="P6">2°) Créer un graphique Chart Sur <text:span text:style-name="T30">Visual</text:span> en <text:span text:style-name="T34">code</text:span> </text:p>
      <text:p text:style-name="P15"/>
      <text:p text:style-name="P10">Dans la boite à outils section « donnée » sélectionné Chart et l'appliqué a votre projet.</text:p>
      <text:p text:style-name="P10">Si la boite a outils n'est pas visible elle se trouve dans la section affichage de la barre menu ou avec le raccourci clavier <text:s/>ctrl +W,X.</text:p>
      <text:p text:style-name="P10"/>
      <text:p text:style-name="P10">- <text:span text:style-name="T34">I</text:span>nsérer <text:s/><text:span text:style-name="T9">un « Chart »</text:span>.</text:p>
      <text:p text:style-name="P10"/>
      <text:p text:style-name="P10">-<text:span text:style-name="T9">Sur ce nouveau chart1 il faut dans un premier temps le renommer puis supprimer <text:s/>la série1 et chartArea1 créer automatiquement .</text:span></text:p>
      <text:p text:style-name="P10"/>
      <text:p text:style-name="P15">Dans le .cs de votre <text:span text:style-name="T30">Windows</text:span> Form créer nouvel fonction de se type :</text:p>
      <text:p text:style-name="P15"/>
      <text:p text:style-name="P33">private void Graphique_Load(object sender, EventArgs e)</text:p>
      <text:p text:style-name="P27"><text:s text:c="8"/>{</text:p>
      <text:p text:style-name="P22">}</text:p>
      <text:p text:style-name="P22"/>
      <text:p text:style-name="P22">les données relatives <text:span text:style-name="T25">à</text:span> se graphique seront paramétré<text:span text:style-name="T25">e</text:span>s dans cette fonction .</text:p>
      <text:p text:style-name="P22"/>
      <text:p text:style-name="P22"/>
      <text:p text:style-name="P22"><text:soft-page-break/></text:p>
      <text:p text:style-name="P22"/>
      <text:p text:style-name="P44">//Nom de la chart</text:p>
      <text:p text:style-name="P23"><text:span text:style-name="T18">//</text:span><text:span text:style-name="T20">Commentaires</text:span></text:p>
      <text:p text:style-name="P44"/>
      <text:p text:style-name="P45"/>
      <text:p text:style-name="P22"><text:span text:style-name="T23">chartEvaluationMoi</text:span><text:span text:style-name="T13">.Dock = DockStyle.Fill;</text:span><text:span text:style-name="T18">//Définir que la taille s'adapte a la fenêtre.</text:span></text:p>
      <text:p text:style-name="P33"/>
      <text:p text:style-name="P33"/>
      <text:p text:style-name="P25"><text:span text:style-name="T24">chartEvaluationMoi</text:span><text:span text:style-name="T13">.Palette = ChartColorPalette.Chocolate; </text:span><text:span text:style-name="T18">// </text:span><text:span text:style-name="T19">Définir la couleur du graphique</text:span></text:p>
      <text:p text:style-name="P28"/>
      <text:p text:style-name="P28"/>
      <text:p text:style-name="P25"><text:span text:style-name="T24">chartEvaluationMoi</text:span><text:span text:style-name="T13">.Titles.Add("Title1"); </text:span><text:span text:style-name="T18">//</text:span><text:span text:style-name="T20">Indique que l'on ajoute un titre au graphique avec son nom.</text:span></text:p>
      <text:p text:style-name="P28"/>
      <text:p text:style-name="P28"/>
      <text:p text:style-name="P25"><text:span text:style-name="T24">chartEvaluationMoi</text:span><text:span text:style-name="T13">.Titles["Title1"].Text = "Graphique"; </text:span><text:span text:style-name="T18">// </text:span><text:span text:style-name="T20">Défini le texte du titre  « Title1 ». </text:span></text:p>
      <text:p text:style-name="P30"/>
      <text:p text:style-name="P30"/>
      <text:p text:style-name="P37">//Définir une chartArea pour le chart</text:p>
      <text:p text:style-name="P30"/>
      <text:p text:style-name="P25"><text:span text:style-name="T14">ChartArea</text:span><text:span text:style-name="T13"> chartarea = new ChartArea(); </text:span><text:span text:style-name="T18">// </text:span><text:span text:style-name="T20">Nouvel chartArea</text:span></text:p>
      <text:p text:style-name="P26"><text:span text:style-name="T13"><text:tab/>chartarea.Name = "NewChartArea"; <text:s text:c="5"/></text:span><text:span text:style-name="T18">//</text:span><text:span text:style-name="T20">Nom de la chartArea</text:span><text:span text:style-name="T13"> </text:span></text:p>
      <text:p text:style-name="P26"><text:span text:style-name="T13"><text:tab/></text:span><text:span text:style-name="T24">chartEvaluationMoi</text:span><text:span text:style-name="T13">.ChartAreas.Add("NewChartArea"); <text:s/></text:span><text:span text:style-name="T18">//</text:span><text:span text:style-name="T20">Ajouter la chartArea</text:span></text:p>
      <text:p text:style-name="P29"/>
      <text:p text:style-name="P29"/>
      <text:p text:style-name="P38">//Définir une Légende pour le chart</text:p>
      <text:p text:style-name="P31"/>
      <text:p text:style-name="P21"><text:span text:style-name="T14">Legend</text:span><text:span text:style-name="T13"> legend = new Legend();</text:span><text:span text:style-name="T18">//</text:span><text:span text:style-name="T20">Nouvel Légende</text:span></text:p>
      <text:p text:style-name="P26"><text:span text:style-name="T13"><text:s text:c="12"/>legend.Name = "legend1"; </text:span><text:span text:style-name="T18">// </text:span><text:span text:style-name="T20">Nom de la Légende</text:span></text:p>
      <text:p text:style-name="P26"><text:span text:style-name="T13"><text:s text:c="12"/></text:span><text:span text:style-name="T24">chartEvaluationMoi</text:span><text:span text:style-name="T13">.Legends.Add("legend1"); </text:span><text:span text:style-name="T18">// </text:span><text:span text:style-name="T20">l'ajouter</text:span></text:p>
      <text:p text:style-name="P32"><text:s text:c="12"/>legend.Title = "Donnée du graphique"; <text:span text:style-name="T17">// Texte de la légende</text:span></text:p>
      <text:p text:style-name="P29"/>
      <text:p text:style-name="P38">//Définir une série pour le chart</text:p>
      <text:p text:style-name="P29"/>
      <text:p text:style-name="P26"><text:span text:style-name="T11"><text:s/></text:span><text:span text:style-name="T13">Series series1 = new Series();</text:span><text:span text:style-name="T18">//</text:span><text:span text:style-name="T20">Nouvel <text:s/>série</text:span></text:p>
      <text:p text:style-name="P26"><text:span text:style-name="T13"><text:s text:c="12"/>series1.LegendText = "Zone de notification";</text:span><text:span text:style-name="T18">// </text:span><text:span text:style-name="T20">Texte de la <text:s/>série</text:span></text:p>
      <text:p text:style-name="P26"><text:span text:style-name="T13"><text:s text:c="12"/>series1.Name = "series1"; </text:span><text:span text:style-name="T18">// </text:span><text:span text:style-name="T20">Nom de la <text:s/>série</text:span></text:p>
      <text:p text:style-name="P26"><text:span text:style-name="T13"><text:s text:c="12"/></text:span><text:span text:style-name="T24">chartEvaluationMoi</text:span><text:span text:style-name="T13">.Series.Add("series1"); </text:span><text:span text:style-name="T18">// </text:span><text:span text:style-name="T20">l'ajouter</text:span></text:p>
      <text:p text:style-name="P29"/>
      <text:p text:style-name="P29"/>
      <text:p text:style-name="P26"><text:span text:style-name="T24">chartEvaluationMoi</text:span><text:span text:style-name="T13">.Series["series1"].Legend = "legend1"; </text:span><text:span text:style-name="T18">// </text:span><text:span text:style-name="T20">ajouter la </text:span><text:span text:style-name="T22">légende</text:span><text:span text:style-name="T20"> a la série</text:span></text:p>
      <text:p text:style-name="P26"><text:span text:style-name="T24">chartEvaluationMoi</text:span><text:span text:style-name="T13">.Series["series1"].IsVisibleInLegend = true;</text:span><text:span text:style-name="T18">// </text:span><text:span text:style-name="T20">confirmer la visibilité de la légende</text:span></text:p>
      <text:p text:style-name="P29"/>
      <text:p text:style-name="P47"><text:span text:style-name="T14">// </text:span><text:span text:style-name="T15">Définir les valeurs a ajouter dans le graphique pour ma part une notation en fonction d'une évaluation</text:span></text:p>
      <text:p text:style-name="P30"/>
      <text:p text:style-name="P22"><text:span text:style-name="T10"><text:s/></text:span><text:span text:style-name="T13">EvaluationMoi evaluation = new EvaluationMoi();</text:span></text:p>
      <text:p text:style-name="P27"><text:s text:c="12"/></text:p>
      <text:p text:style-name="P21"><text:span text:style-name="T13"><text:s text:c="12"/>evaluation.Communication = 1; </text:span><text:span text:style-name="T18">// </text:span><text:span text:style-name="T21">Note en fonction de la partie jugé</text:span></text:p>
      <text:p text:style-name="P27"><text:s text:c="12"/>evaluation.SensRelationnel = 2;</text:p>
      <text:p text:style-name="P27"><text:s text:c="12"/>evaluation.Implication = 5;</text:p>
      <text:p text:style-name="P27"><text:s text:c="12"/>evaluation.Competence = 2;</text:p>
      <text:p text:style-name="P27"><text:s text:c="12"/>evaluation.Performance = 3;</text:p>
      <text:p text:style-name="P27"><text:s text:c="12"/>evaluation.Management =4 ;</text:p>
      <text:p text:style-name="P27"><text:s text:c="12"/>evaluation.Objectifs = 2;</text:p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/>
      <text:p text:style-name="P35"><text:span text:style-name="T13">// </text:span><text:span text:style-name="T15">intégrer les valeurs notes dans un tableau de double type de valeur définis dans la </text:span></text:p>
      <text:p text:style-name="P40"><text:span text:style-name="T15">c</text:span><text:span text:style-name="T13">lasse (modifier en fonction de la classe)</text:span></text:p>
      <text:p text:style-name="P27"/>
      <text:p text:style-name="P27"><text:s text:c="12"/>Double[] Note = new Double[] {evaluation.Communication,evaluation.SensRelationnel,evaluation.Implication,evaluation.Competence,evaluation.Performance,evaluation.Management,evaluation.Objectifs};</text:p>
      <text:p text:style-name="P27"/>
      <text:p text:style-name="P27"/>
      <text:p text:style-name="P36">//<text:span text:style-name="T25">intégrer le libelle des différentes partie <text:s/>jugé dans un tableau de string</text:span></text:p>
      <text:p text:style-name="P27"/>
      <text:p text:style-name="P27"><text:s text:c="12"/>String[] Libelle = new String[] { "Communication", "Sens relationnel", "Implication", "Compétences", "Performances","Management","Objectifs" };</text:p>
      <text:p text:style-name="P22"/>
      <text:p text:style-name="P42">// <text:span text:style-name="T25">Définis les points du graphique en fonctions des tableaux remplis précédemment </text:span></text:p>
      <text:p text:style-name="P41"/>
      <text:p text:style-name="P24"><text:span text:style-name="T23">chartEvaluationMoi</text:span><text:span text:style-name="T13">.Series["series1"].Points.DataBindXY(Libelle, Note);</text:span></text:p>
      <text:p text:style-name="P33"/>
      <text:p text:style-name="P33"/>
      <text:p text:style-name="P27"/>
      <text:p text:style-name="P43"><text:span text:style-name="T13">//</text:span><text:span text:style-name="T15">Défini le type de radar utilisé</text:span></text:p>
      <text:p text:style-name="P39"/>
      <text:p text:style-name="P34"><text:span text:style-name="T24">chartEvaluationMoi</text:span><text:span text:style-name="T13">.Series["series1"].ChartType = SeriesChartType.Radar;</text:span></text:p>
      <text:p text:style-name="P15"/>
      <text:p text:style-name="P15"/>
      <text:p text:style-name="P16">Votre fonction est prête il suffit maintenant de la mettre en « load » <text:span text:style-name="T33">dans les propriétés</text:span> de votre WindowsForm.</text:p>
      <text:p text:style-name="P16"/>
      <text:p text:style-name="P16">Pour ceci sélectionner votre <text:span text:style-name="T30">Form</text:span> , « propriété » → onglet haut « événement » → sélectionner</text:p>
      <text:p text:style-name="P16"><text:s/>le nom de votre fonction dans « <text:span text:style-name="T26">Load</text:span> ».</text:p>
      <text:p text:style-name="P15"/>
      <text:p text:style-name="P18">Votre graphique est réalisé, félicitations !!</text:p>
      <text:p text:style-name="P18"/>
      <text:p text:style-name="P53"/>
      <text:p text:style-name="P22"/>
      <text:p text:style-name="P22"/>
      <text:p text:style-name="P22"/>
      <text:p text:style-name="P12"/>
      <text:p text:style-name="P1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nsolas1" svg:font-family="Consolas" style:font-family-generic="roman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3T09:12:15.711000000</meta:creation-date>
    <dc:date>2014-06-26T16:51:02.681000000</dc:date>
    <meta:editing-duration>PT23M18S</meta:editing-duration>
    <meta:editing-cycles>7</meta:editing-cycles>
    <meta:generator>LibreOffice/4.1.5.3$Windows_x86 LibreOffice_project/1c1366bba2ba2b554cd2ca4d87c06da81c05d24</meta:generator>
    <meta:document-statistic meta:table-count="0" meta:image-count="0" meta:object-count="0" meta:page-count="4" meta:paragraph-count="86" meta:word-count="980" meta:character-count="6666" meta:non-whitespace-character-count="5525"/>
  </office:meta>
</office:document-meta>
</file>